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83B7ECD4C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9cm, 0.267cm, 8.815cm, -0.306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499cm" svg:height="10.749cm" svg:x="-0.14cm" svg:y="0.072cm">
          <draw:image xlink:href="Pictures/100000000000025800000383B7ECD4C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8T10:17:14.587919878</dc:date>
    <meta:editing-duration>PT13M36S</meta:editing-duration>
    <meta:editing-cycles>3</meta:editing-cycles>
    <meta:generator>LibreOffice/25.8.5.2$Linux_X86_64 LibreOffice_project/252c20f6956e3db0b52e6e2f9dda67263513c8fc</meta:generator>
    <meta:document-statistic meta:object-count="1"/>
  </office:meta>
</office:document-meta>
</file>